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89.13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74.7mm"/>
    </style:style>
    <style:style style:name="co16" style:family="table-column">
      <style:table-column-properties fo:break-before="auto" style:column-width="25.31mm"/>
    </style:style>
    <style:style style:name="co17" style:family="table-column">
      <style:table-column-properties fo:break-before="auto" style:column-width="54.82mm"/>
    </style:style>
    <style:style style:name="co18" style:family="table-column">
      <style:table-column-properties fo:break-before="auto" style:column-width="73.61mm"/>
    </style:style>
    <style:style style:name="co19" style:family="table-column">
      <style:table-column-properties fo:break-before="auto" style:column-width="15.12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88.39mm"/>
    </style:style>
    <style:style style:name="co22" style:family="table-column">
      <style:table-column-properties fo:break-before="auto" style:column-width="27.87mm"/>
    </style:style>
    <style:style style:name="co23" style:family="table-column">
      <style:table-column-properties fo:break-before="auto" style:column-width="62.18mm"/>
    </style:style>
    <style:style style:name="co24" style:family="table-column">
      <style:table-column-properties fo:break-before="auto" style:column-width="8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łowiańskie pod keratyn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</text:p>
          </table:table-cell>
          <table:table-cell table:formula="of:=29*25-50" office:value-type="float" office:value="675" calcext:value-type="float">
            <text:p>6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b</text:p>
          </table:table-cell>
          <table:table-cell table:formula="of:=8*25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</text:p>
          </table:table-cell>
          <table:table-cell table:formula="of:=167*25" office:value-type="float" office:value="4175" calcext:value-type="float">
            <text:p>41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5, #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4</text:p>
          </table:table-cell>
          <table:table-cell table:formula="of:=39*25" office:value-type="float" office:value="975" calcext:value-type="float">
            <text:p>9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8</text:p>
          </table:table-cell>
          <table:table-cell table:formula="of:=91*25" office:value-type="float" office:value="2275" calcext:value-type="float">
            <text:p>22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0</text:p>
          </table:table-cell>
          <table:table-cell table:formula="of:=4*25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2</text:p>
          </table:table-cell>
          <table:table-cell table:formula="of:=17*25"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6</text:p>
          </table:table-cell>
          <table:table-cell table:formula="of:=(21+18)*25" office:value-type="float" office:value="975" calcext:value-type="float">
            <text:p>9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8</text:p>
          </table:table-cell>
          <table:table-cell table:formula="of:=(37+24)*25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0</text:p>
          </table:table-cell>
          <table:table-cell table:formula="of:=87*25" office:value-type="float" office:value="2175" calcext:value-type="float">
            <text:p>21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2</text:p>
          </table:table-cell>
          <table:table-cell table:formula="of:=26*25"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4</text:p>
          </table:table-cell>
          <table:table-cell table:formula="of:=20*25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27</text:p>
          </table:table-cell>
          <table:table-cell table:formula="of:=(45+13)*25" office:value-type="float" office:value="1450" calcext:value-type="float">
            <text:p>14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613</text:p>
          </table:table-cell>
          <table:table-cell table:formula="of:=1*2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30</text:p>
          </table:table-cell>
          <table:table-cell table:formula="of:=12*25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33</text:p>
          </table:table-cell>
          <table:table-cell table:formula="of:=11*25"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130</text:p>
          </table:table-cell>
          <table:table-cell table:formula="of:=20*25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60</text:p>
          </table:table-cell>
          <table:table-cell table:formula="of:=85*25-50" office:value-type="float" office:value="2075" calcext:value-type="float">
            <text:p>20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PM</text:p>
          </table:table-cell>
          <table:table-cell table:formula="of:=112*25" office:value-type="float" office:value="2800" calcext:value-type="float">
            <text:p>28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40, #PB</text:p>
          </table:table-cell>
          <table:table-cell table:formula="of:=85*25" office:value-type="float" office:value="2125" calcext:value-type="float">
            <text:p>212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</text:p>
          </table:table-cell>
          <table:table-cell table:formula="of:=108*25" office:value-type="float" office:value="2700" calcext:value-type="float">
            <text:p>27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b</text:p>
          </table:table-cell>
          <table:table-cell table:formula="of:=48*25"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4</text:p>
          </table:table-cell>
          <table:table-cell table:formula="of:=21*25" office:value-type="float" office:value="525" calcext:value-type="float">
            <text:p>52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6</text:p>
          </table:table-cell>
          <table:table-cell table:formula="of:=5*25"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8</text:p>
          </table:table-cell>
          <table:table-cell table:formula="of:=64*25"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0</text:p>
          </table:table-cell>
          <table:table-cell table:formula="of:=17*25"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2</text:p>
          </table:table-cell>
          <table:table-cell table:formula="of:=16*25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6</text:p>
          </table:table-cell>
          <table:table-cell table:formula="of:=1*25-2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8</text:p>
          </table:table-cell>
          <table:table-cell table:formula="of:=39*25" office:value-type="float" office:value="975" calcext:value-type="float">
            <text:p>9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0</text:p>
          </table:table-cell>
          <table:table-cell table:formula="of:=16*25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8/22</text:p>
          </table:table-cell>
          <table:table-cell table:formula="of:=(18+15)*25" office:value-type="float" office:value="825" calcext:value-type="float">
            <text:p>82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2</text:p>
          </table:table-cell>
          <table:table-cell table:formula="of:=30*25"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4</text:p>
          </table:table-cell>
          <table:table-cell table:formula="of:=55*25" office:value-type="float" office:value="1375" calcext:value-type="float">
            <text:p>13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27</text:p>
          </table:table-cell>
          <table:table-cell table:formula="of:=5*25"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613</text:p>
          </table:table-cell>
          <table:table-cell table:formula="of:=37*25-25"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30</text:p>
          </table:table-cell>
          <table:table-cell table:formula="of:=19*25" office:value-type="float" office:value="475" calcext:value-type="float">
            <text:p>4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33</text:p>
          </table:table-cell>
          <table:table-cell table:formula="of:=10*25"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130</text:p>
          </table:table-cell>
          <table:table-cell table:formula="of:=7*25"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60</text:p>
          </table:table-cell>
          <table:table-cell table:formula="of:=59*25" office:value-type="float" office:value="1475" calcext:value-type="float">
            <text:p>14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PM</text:p>
          </table:table-cell>
          <table:table-cell table:formula="of:=119*25-25" office:value-type="float" office:value="2950" calcext:value-type="float">
            <text:p>29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51, #PB</text:p>
          </table:table-cell>
          <table:table-cell table:formula="of:=100*25"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</text:p>
          </table:table-cell>
          <table:table-cell table:formula="of:=80*25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b</text:p>
          </table:table-cell>
          <table:table-cell table:formula="of:=75*25" office:value-type="float" office:value="1875" calcext:value-type="float">
            <text:p>187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</text:p>
          </table:table-cell>
          <table:table-cell table:formula="of:=45*25" office:value-type="float" office:value="1125" calcext:value-type="float">
            <text:p>112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4</text:p>
          </table:table-cell>
          <table:table-cell table:formula="of:=53*25" office:value-type="float" office:value="1325" calcext:value-type="float">
            <text:p>132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6</text:p>
          </table:table-cell>
          <table:table-cell table:formula="of:=33*25" office:value-type="float" office:value="825" calcext:value-type="float">
            <text:p>82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8</text:p>
          </table:table-cell>
          <table:table-cell table:formula="of:=15*25" office:value-type="float" office:value="375" calcext:value-type="float">
            <text:p>37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0</text:p>
          </table:table-cell>
          <table:table-cell table:formula="of:=9*25"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2</text:p>
          </table:table-cell>
          <table:table-cell table:formula="of:=11*25"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6</text:p>
          </table:table-cell>
          <table:table-cell table:formula="of:=7*25"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8</text:p>
          </table:table-cell>
          <table:table-cell table:formula="of:=(43+14)*25" office:value-type="float" office:value="1425" calcext:value-type="float">
            <text:p>142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0</text:p>
          </table:table-cell>
          <table:table-cell table:formula="of:=20*25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8/22</text:p>
          </table:table-cell>
          <table:table-cell table:formula="of:=17*25"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2</text:p>
          </table:table-cell>
          <table:table-cell table:formula="of:=65*25" office:value-type="float" office:value="1625" calcext:value-type="float">
            <text:p>162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4</text:p>
          </table:table-cell>
          <table:table-cell table:formula="of:=31*25" office:value-type="float" office:value="775" calcext:value-type="float">
            <text:p>77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27</text:p>
          </table:table-cell>
          <table:table-cell table:formula="of:=34*25" office:value-type="float" office:value="850" calcext:value-type="float">
            <text:p>85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613</text:p>
          </table:table-cell>
          <table:table-cell table:formula="of:=63*25" office:value-type="float" office:value="1575" calcext:value-type="float">
            <text:p>157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60</text:p>
          </table:table-cell>
          <table:table-cell table:formula="of:=35*25" office:value-type="float" office:value="875" calcext:value-type="float">
            <text:p>87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PM</text:p>
          </table:table-cell>
          <table:table-cell table:formula="of:=24*25"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61, #PB</text:p>
          </table:table-cell>
          <table:table-cell table:formula="of:=44*25"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</text:p>
          </table:table-cell>
          <table:table-cell table:formula="of:=21*25" office:value-type="float" office:value="525" calcext:value-type="float">
            <text:p>52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b</text:p>
          </table:table-cell>
          <table:table-cell table:formula="of:=26*25" office:value-type="float" office:value="650" calcext:value-type="float">
            <text:p>65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</text:p>
          </table:table-cell>
          <table:table-cell table:formula="of:=39*25" office:value-type="float" office:value="975" calcext:value-type="float">
            <text:p>97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4</text:p>
          </table:table-cell>
          <table:table-cell table:formula="of:=30*25" office:value-type="float" office:value="750" calcext:value-type="float">
            <text:p>75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6</text:p>
          </table:table-cell>
          <table:table-cell table:formula="of:=22*25" office:value-type="float" office:value="550" calcext:value-type="float">
            <text:p>55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8</text:p>
          </table:table-cell>
          <table:table-cell table:formula="of:=27*25" office:value-type="float" office:value="675" calcext:value-type="float">
            <text:p>67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0</text:p>
          </table:table-cell>
          <table:table-cell table:formula="of:=9*25" office:value-type="float" office:value="225" calcext:value-type="float">
            <text:p>22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2</text:p>
          </table:table-cell>
          <table:table-cell table:formula="of:=10*25" office:value-type="float" office:value="250" calcext:value-type="float">
            <text:p>25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6</text:p>
          </table:table-cell>
          <table:table-cell table:formula="of:=23*25" office:value-type="float" office:value="575" calcext:value-type="float">
            <text:p>57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8</text:p>
          </table:table-cell>
          <table:table-cell table:formula="of:=17*25" office:value-type="float" office:value="425" calcext:value-type="float">
            <text:p>42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0</text:p>
          </table:table-cell>
          <table:table-cell table:formula="of:=32*25" office:value-type="float" office:value="800" calcext:value-type="float">
            <text:p>80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8/22</text:p>
          </table:table-cell>
          <table:table-cell table:formula="of:=31*25" office:value-type="float" office:value="775" calcext:value-type="float">
            <text:p>77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2</text:p>
          </table:table-cell>
          <table:table-cell table:formula="of:=4*25" office:value-type="float" office:value="100" calcext:value-type="float">
            <text:p>10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4</text:p>
          </table:table-cell>
          <table:table-cell table:formula="of:=40*25"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613</text:p>
          </table:table-cell>
          <table:table-cell table:formula="of:=77*25" office:value-type="float" office:value="1925" calcext:value-type="float">
            <text:p>192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30</text:p>
          </table:table-cell>
          <table:table-cell table:formula="of:=6*25" office:value-type="float" office:value="150" calcext:value-type="float">
            <text:p>15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60</text:p>
          </table:table-cell>
          <table:table-cell table:formula="of:=49*25" office:value-type="float" office:value="1225" calcext:value-type="float">
            <text:p>122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falowane, 55, #P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b</text:p>
          </table:table-cell>
          <table:table-cell table:formula="of:=14*25" office:value-type="float" office:value="350" calcext:value-type="float">
            <text:p>35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4</text:p>
          </table:table-cell>
          <table:table-cell table:formula="of:=16*25" office:value-type="float" office:value="400" calcext:value-type="float">
            <text:p>40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6</text:p>
          </table:table-cell>
          <table:table-cell table:formula="of:=29*25" office:value-type="float" office:value="725" calcext:value-type="float">
            <text:p>72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8</text:p>
          </table:table-cell>
          <table:table-cell table:formula="of:=26*25" office:value-type="float" office:value="650" calcext:value-type="float">
            <text:p>65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6</text:p>
          </table:table-cell>
          <table:table-cell table:formula="of:=28*25" office:value-type="float" office:value="700" calcext:value-type="float">
            <text:p>70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8</text:p>
          </table:table-cell>
          <table:table-cell table:formula="of:=18*25" office:value-type="float" office:value="450" calcext:value-type="float">
            <text:p>45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0</text:p>
          </table:table-cell>
          <table:table-cell table:formula="of:=12*25" office:value-type="float" office:value="300" calcext:value-type="float">
            <text:p>30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18/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2</text:p>
          </table:table-cell>
          <table:table-cell table:formula="of:=36*25" office:value-type="float" office:value="900" calcext:value-type="float">
            <text:p>90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4</text:p>
          </table:table-cell>
          <table:table-cell table:formula="of:=63*25" office:value-type="float" office:value="1575" calcext:value-type="float">
            <text:p>157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613</text:p>
          </table:table-cell>
          <table:table-cell table:formula="of:=43*25" office:value-type="float" office:value="1075" calcext:value-type="float">
            <text:p>1075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,kręcone, 55, #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keratynę</text:p>
          </table:table-cell>
          <table:table-cell office:value-type="string" calcext:value-type="string">
            <text:p>Włosy Słowiańskie pod keratynę, kręcone, 55, #PM</text:p>
          </table:table-cell>
          <table:table-cell table:formula="of:=12*25" office:value-type="float" office:value="300" calcext:value-type="float">
            <text:p>300</text:p>
          </table:table-cell>
          <table:table-cell table:number-columns-repeated="2"/>
          <table:table-cell table:style-name="ce1" office:value-type="string" calcext:value-type="string">
            <text:p>6.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kręco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</table:table>
      <table:table table:name="słowiańskie pod mikroringi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</text:p>
          </table:table-cell>
          <table:table-cell table:formula="of:=30*25"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b</text:p>
          </table:table-cell>
          <table:table-cell table:formula="of:=60*25"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</text:p>
          </table:table-cell>
          <table:table-cell table:formula="of:=37*25+5*25" office:value-type="float" office:value="1050" calcext:value-type="float">
            <text:p>10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4</text:p>
          </table:table-cell>
          <table:table-cell table:formula="of:=(28+10+15)*25" office:value-type="float" office:value="1325" calcext:value-type="float">
            <text:p>132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6</text:p>
          </table:table-cell>
          <table:table-cell table:formula="of:=8*25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8</text:p>
          </table:table-cell>
          <table:table-cell table:formula="of:=50*25" office:value-type="float" office:value="1250" calcext:value-type="float">
            <text:p>12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0</text:p>
          </table:table-cell>
          <table:table-cell table:formula="of:=18*25"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2</text:p>
          </table:table-cell>
          <table:table-cell table:formula="of:=40*25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6</text:p>
          </table:table-cell>
          <table:table-cell table:formula="of:=67*25" office:value-type="float" office:value="1675" calcext:value-type="float">
            <text:p>16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8</text:p>
          </table:table-cell>
          <table:table-cell table:formula="of:=22*25" office:value-type="float" office:value="550" calcext:value-type="float">
            <text:p>5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0</text:p>
          </table:table-cell>
          <table:table-cell table:formula="of:=35*25" office:value-type="float" office:value="875" calcext:value-type="float">
            <text:p>8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2</text:p>
          </table:table-cell>
          <table:table-cell table:formula="of:=4*25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4</text:p>
          </table:table-cell>
          <table:table-cell table:formula="of:=38*25" office:value-type="float" office:value="950" calcext:value-type="float">
            <text:p>9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27</text:p>
          </table:table-cell>
          <table:table-cell table:formula="of:=24*25"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613</text:p>
          </table:table-cell>
          <table:table-cell table:formula="of:=3*25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30</text:p>
          </table:table-cell>
          <table:table-cell table:formula="of:=22*25" office:value-type="float" office:value="550" calcext:value-type="float">
            <text:p>5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33</text:p>
          </table:table-cell>
          <table:table-cell table:formula="of:=11*25"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130</text:p>
          </table:table-cell>
          <table:table-cell table:formula="of:=25*25" office:value-type="float" office:value="625" calcext:value-type="float">
            <text:p>62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60</text:p>
          </table:table-cell>
          <table:table-cell table:formula="of:=60*25"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PM</text:p>
          </table:table-cell>
          <table:table-cell table:formula="of:=65*25" office:value-type="float" office:value="1625" calcext:value-type="float">
            <text:p>1625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40, #PB</text:p>
          </table:table-cell>
          <table:table-cell table:formula="of:=62*25" office:value-type="float" office:value="1550" calcext:value-type="float">
            <text:p>1550</text:p>
          </table:table-cell>
          <table:table-cell table:number-columns-repeated="2"/>
          <table:table-cell office:value-type="string" calcext:value-type="string">
            <text:p>4.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</text:p>
          </table:table-cell>
          <table:table-cell table:formula="of:=76*25" office:value-type="float" office:value="1900" calcext:value-type="float">
            <text:p>19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b</text:p>
          </table:table-cell>
          <table:table-cell table:formula="of:=52*25" office:value-type="float" office:value="1300" calcext:value-type="float">
            <text:p>13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</text:p>
          </table:table-cell>
          <table:table-cell table:formula="of:=35*25" office:value-type="float" office:value="875" calcext:value-type="float">
            <text:p>8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4</text:p>
          </table:table-cell>
          <table:table-cell table:formula="of:=14*25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6</text:p>
          </table:table-cell>
          <table:table-cell table:formula="of:=30*25"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8</text:p>
          </table:table-cell>
          <table:table-cell table:formula="of:=25*25" office:value-type="float" office:value="625" calcext:value-type="float">
            <text:p>62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0</text:p>
          </table:table-cell>
          <table:table-cell table:formula="of:=22*25" office:value-type="float" office:value="550" calcext:value-type="float">
            <text:p>5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2</text:p>
          </table:table-cell>
          <table:table-cell table:formula="of:=18*25"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6</text:p>
          </table:table-cell>
          <table:table-cell table:formula="of:=9*25"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8</text:p>
          </table:table-cell>
          <table:table-cell table:formula="of:=22*25" office:value-type="float" office:value="550" calcext:value-type="float">
            <text:p>5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0</text:p>
          </table:table-cell>
          <table:table-cell table:formula="of:=9*25"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8/22</text:p>
          </table:table-cell>
          <table:table-cell table:formula="of:=76*25" office:value-type="float" office:value="1900" calcext:value-type="float">
            <text:p>19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2</text:p>
          </table:table-cell>
          <table:table-cell table:formula="of:=27*25" office:value-type="float" office:value="675" calcext:value-type="float">
            <text:p>6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4</text:p>
          </table:table-cell>
          <table:table-cell table:formula="of:=72*25"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27</text:p>
          </table:table-cell>
          <table:table-cell table:formula="of:=2*25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613</text:p>
          </table:table-cell>
          <table:table-cell table:formula="of:=31*25" office:value-type="float" office:value="775" calcext:value-type="float">
            <text:p>7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30</text:p>
          </table:table-cell>
          <table:table-cell table:formula="of:=30*25"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33</text:p>
          </table:table-cell>
          <table:table-cell table:formula="of:=24*25"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130</text:p>
          </table:table-cell>
          <table:table-cell table:formula="of:=3*25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60</text:p>
          </table:table-cell>
          <table:table-cell table:formula="of:=53*25-3*25" office:value-type="float" office:value="1250" calcext:value-type="float">
            <text:p>1250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PM</text:p>
          </table:table-cell>
          <table:table-cell table:formula="of:=43*25" office:value-type="float" office:value="1075" calcext:value-type="float">
            <text:p>107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51, #PB</text:p>
          </table:table-cell>
          <table:table-cell table:formula="of:=41*25" office:value-type="float" office:value="1025" calcext:value-type="float">
            <text:p>1025</text:p>
          </table:table-cell>
          <table:table-cell table:number-columns-repeated="2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</text:p>
          </table:table-cell>
          <table:table-cell table:formula="of:=22*25" office:value-type="float" office:value="550" calcext:value-type="float">
            <text:p>55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4</text:p>
          </table:table-cell>
          <table:table-cell table:formula="of:=55*25" office:value-type="float" office:value="1375" calcext:value-type="float">
            <text:p>137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6</text:p>
          </table:table-cell>
          <table:table-cell table:formula="of:=5*25"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8/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27</text:p>
          </table:table-cell>
          <table:table-cell table:formula="of:=36*25"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613</text:p>
          </table:table-cell>
          <table:table-cell table:formula="of:=11*25"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60</text:p>
          </table:table-cell>
          <table:table-cell table:formula="of:=4*25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pod mikroringi</text:p>
          </table:table-cell>
          <table:table-cell office:value-type="string" calcext:value-type="string">
            <text:p>Włosy Słowiańskie pod mikroringi, 61, #P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</table:table>
      <table:table table:name="słowiańskie pod easyloop - nie wgrane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1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1b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2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4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6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8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10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12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16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18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20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18/22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22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24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27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613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30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33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130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60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PM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51, #PB</text:p>
          </table:table-cell>
          <table:table-cell table:number-columns-repeated="3"/>
          <table:table-cell office:value-type="string" calcext:value-type="string">
            <text:p>5.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1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1b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2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4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6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8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10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12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16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18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20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18/22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22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24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27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613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30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33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130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60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PM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pod easyloop</text:p>
          </table:table-cell>
          <table:table-cell office:value-type="string" calcext:value-type="string">
            <text:p>Włosy Słowiańskie pod easyloop, 61, #PB</text:p>
          </table:table-cell>
          <table:table-cell table:number-columns-repeated="3"/>
          <table:table-cell office:value-type="string" calcext:value-type="string">
            <text:p>7.3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float" office:value="0" calcext:value-type="float">
            <text:p>0</text:p>
          </table:table-cell>
        </table:table-row>
      </table:table>
      <table:table table:name="Kanapki Standard" table:style-name="ta1"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13" table:default-cell-style-name="ce2"/>
        <table:table-column table:style-name="co13" table:number-columns-repeated="6" table:default-cell-style-name="Default"/>
        <table:table-column table:style-name="co13" table:default-cell-style-name="ce1"/>
        <table:table-column table:style-name="co2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45, #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b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45, #1b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8/2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6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P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, 45, #PB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499.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b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8/2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2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6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1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6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P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</text:p>
          </table:table-cell>
          <table:table-cell office:value-type="string" calcext:value-type="string">
            <text:p>Włosy Słowiańskie na taśmach falowane, 51, #P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alowa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</table:table>
      <table:table table:name="kanapki mikro" table:style-name="ta1">
        <table:table-column table:style-name="co13" table:default-cell-style-name="ce2"/>
        <table:table-column table:style-name="co23" table:default-cell-style-name="ce2"/>
        <table:table-column table:style-name="co24" table:default-cell-style-name="ce2"/>
        <table:table-column table:style-name="co13" table:default-cell-style-name="ce2"/>
        <table:table-column table:style-name="co13" table:number-columns-repeated="6" table:default-cell-style-name="Default"/>
        <table:table-column table:style-name="co13" table:default-cell-style-name="ce1"/>
        <table:table-column table:style-name="co10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b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8/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6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6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PM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35, #PB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b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8/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6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6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PM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45, #PB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b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b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8/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8/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6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PM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M</text:p>
          </table:table-cell>
          <table:table-cell office:value-type="string" calcext:value-type="string">
            <text:p>włosy</text:p>
          </table:table-cell>
        </table:table-row>
        <table:table-row table:style-name="ro1">
          <table:table-cell/>
          <table:table-cell office:value-type="string" calcext:value-type="string">
            <text:p>Włosy Słowiańskie na taśmach mikro</text:p>
          </table:table-cell>
          <table:table-cell office:value-type="string" calcext:value-type="string">
            <text:p>Włosy Słowiańskie na taśmach mikro, 55, #PB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PB</text:p>
          </table:table-cell>
          <table:table-cell office:value-type="string" calcext:value-type="string">
            <text:p>włos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 style:data-style-name="N2" text:time-value="09:39:23.45704182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7-22T09:55:27.227572400</dc:date>
    <meta:editing-duration>PT3H22M3S</meta:editing-duration>
    <meta:editing-cycles>26</meta:editing-cycles>
    <meta:print-date>2019-07-18T15:25:28.498058327</meta:print-date>
    <meta:document-statistic meta:table-count="5" meta:cell-count="2987" meta:object-count="0"/>
  </office:meta>
</office:document-meta>
</file>